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99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6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256in" fo:break-before="auto" style:use-optimal-row-height="true"/>
    </style:style>
    <style:style style:name="ro7" style:family="table-row">
      <style:table-row-properties style:row-height="0.7744in" fo:break-before="auto" style:use-optimal-row-height="true"/>
    </style:style>
    <style:style style:name="ro8" style:family="table-row">
      <style:table-row-properties style:row-height="1.2283in" fo:break-before="auto" style:use-optimal-row-height="true"/>
    </style:style>
    <style:style style:name="ro9" style:family="table-row">
      <style:table-row-properties style:row-height="1.3799in" fo:break-before="auto" style:use-optimal-row-height="true"/>
    </style:style>
    <style:style style:name="ro10" style:family="table-row">
      <style:table-row-properties style:row-height="1.5311in" fo:break-before="auto" style:use-optimal-row-height="true"/>
    </style:style>
    <style:style style:name="ro11" style:family="table-row">
      <style:table-row-properties style:row-height="3.0445in" fo:break-before="auto" style:use-optimal-row-height="true"/>
    </style:style>
    <style:style style:name="ro12" style:family="table-row">
      <style:table-row-properties style:row-height="1.0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Arial Unicode MS" style:font-name-complex="Arial Unicode MS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T1" style:family="text">
      <style:text-properties style:font-name="Liberation Sans" style:font-name-asian="Arial Unicode MS"/>
    </style:style>
    <style:style style:name="T2" style:family="text">
      <style:text-properties style:font-name-asian="Arial Unicode MS"/>
    </style:style>
    <style:style style:name="T3" style:family="text">
      <style:text-properties style:font-name="Liberation Sans" style:font-name-asian="Arial Unicode MS" style:font-name-complex=""/>
    </style:style>
    <style:style style:name="T4" style:family="tex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7"/>
        <table:table-row table:style-name="ro1">
          <table:table-cell table:style-name="ce1" office:value-type="string" calcext:value-type="string">
            <text:p>Datum</text:p>
          </table:table-cell>
          <table:table-cell table:style-name="ce3" office:value-type="string" calcext:value-type="string">
            <text:p>Aktivität</text:p>
          </table:table-cell>
          <table:table-cell table:style-name="ce6" office:value-type="string" calcext:value-type="string">
            <text:p>Stunden</text:p>
          </table:table-cell>
        </table:table-row>
        <table:table-row table:style-name="ro2">
          <table:table-cell office:value-type="string" calcext:value-type="string">
            <text:p>29.10.2015</text:p>
          </table:table-cell>
          <table:table-cell office:value-type="string" calcext:value-type="string">
            <text:p>Einrichten der Programmierumgebung Xcode.</text:p>
            <text:p>Verstehen von GLFW und Erstellen einiger Beispielprogramme zum Ausprobieren vorhandener Funktionalität.</text:p>
            <text:p>Erstellen von GLSL Vertex- und Fragmentshader zum Darstellen eines einfarbigen Dreiecks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30.10.2015</text:p>
          </table:table-cell>
          <table:table-cell office:value-type="string" calcext:value-type="string">
            <text:p>Implementieren eines ShaderManagers zum komfortablen Laden und Debuggen von Vertex- und Fragmentshadern.</text:p>
            <text:p>Erweitern des vorhandenen Vertex- und Fragmentshader zur Interpolierung der Farben eines Dreiecks.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31.10.2015</text:p>
          </table:table-cell>
          <table:table-cell office:value-type="string" calcext:value-type="string">
            <text:p>Recherche über freie Bewegung im dreidimensionalen Raum zur Umsetzung einer Camera Klasse.</text:p>
            <text:p>Implementieren einer Klasse Camera zur freien Bewegung im Raum.</text:p>
            <text:p>Implementieren einer Klasse Keyboard, die es mir erlaubt abzufragen, ob eine Taste gedrückt ist oder nicht.</text:p>
            <text:p>Implementieren einer Funktion mouse_callback die es mir erlaubt Mausbewegungen auf die Kamera umzusetzen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01.11.2015</text:p>
          </table:table-cell>
          <table:table-cell office:value-type="string" calcext:value-type="string">
            <text:p>Implementieren eines eigenen MeshLoaders zum Laden von .obj Dateien.</text:p>
            <text:p>Erfolgreiches Laden eines Würflels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02.11.2015</text:p>
          </table:table-cell>
          <table:table-cell office:value-type="string" calcext:value-type="string">
            <text:p>Implementieren eines Blinn-Phong Shading Models zur schöneren Darstellung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04.11.2015</text:p>
          </table:table-cell>
          <table:table-cell office:value-type="string" calcext:value-type="string">
            <text:p>Meeting mit Prof. Harder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05.11.2015</text:p>
          </table:table-cell>
          <table:table-cell office:value-type="string" calcext:value-type="string">
            <text:p>Erweitern des MeshLoaders. Umbauen auf indiziertes Laden von Objekten. Implementierung der Berechnung von Normals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06.11.2015</text:p>
          </table:table-cell>
          <table:table-cell office:value-type="string" calcext:value-type="string">
            <text:p>Unterscheidung zwischen flat-shaded und smooth-shaded Models und der Berechnung von Normals.</text:p>
            <text:p>Implementierung von Vererbung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07.11.2015</text:p>
          </table:table-cell>
          <table:table-cell office:value-type="string" calcext:value-type="string">
            <text:p>Code refactoring und vertraut machen wie man GitHub mit Xcode verwendet. Erster commit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08.11.2015</text:p>
          </table:table-cell>
          <table:table-cell office:value-type="string" calcext:value-type="string">
            <text:p>Neuimplementierung des MeshLoaders, da meine eigene Implementierung nicht mit großen Objekten zurechtkam.</text:p>
            <text:p>Verwendung des Librarys Assimp zum Laden von .obj Dateien. Unterscheidung zwischen Flat- und Smoothshaded</text:p>
            <text:p>Models ist nun nicht mehr notwendig. Als Test wurde ein Stanford Bunny geladen. Es hat einwandfrei funktioniert.</text:p>
            <text:p>Ändern des Vertex- und Fragmentshader damit Konstanten dynamisch über Uniforms geändert werden können.</text:p>
            <text:p>Erstellen einer Klasse Light die es ermöglicht das Licht dynamisch zu bewegen.</text:p>
            <text:p>Erstellen einer Klasse Material die es ermöglicht das Material dynamisch zu ändern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9.11.2015</text:p>
          </table:table-cell>
          <table:table-cell office:value-type="string" calcext:value-type="string">
            <text:p>Implementieren einer Klasse Heightmap die es ermöglicht eine beliebig große flache Fläche, bestehend aus Dreiecken zu </text:p>
            <text:p>erstellen.</text:p>
            <text:p>Die Ecken der Dreiecke sind indiziert und es ist somit auch möglich große Heightmaps effizient zu laden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10.11.2015</text:p>
          </table:table-cell>
          <table:table-cell office:value-type="string" calcext:value-type="string">
            <text:p>Erweitern der Klasse Heightmap um es zu ermöglichen die Höhe beliebiger Vertices zu verändern. </text:p>
            <text:p><text:span text:style-name="T1">Vertrautmachen mit dem Headerfile stb_image.h zum Laden von Bilddateien (.png).</text:span></text:p>
            <text:p><text:span text:style-name="T1">Verwenden der schwarz-weiß Bildinformationen zum erfolgreichen Laden einer Heightmap.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13.11.2015</text:p>
          </table:table-cell>
          <table:table-cell office:value-type="string" calcext:value-type="string">
            <text:p>Überlegen des Aufbaus der Initialpräsentation. Recherche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4.11.2015</text:p>
          </table:table-cell>
          <table:table-cell office:value-type="string" calcext:value-type="string">
            <text:p>Erweitern des Aufbaus der Initialpräsentation. Recherche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5.11.2015</text:p>
          </table:table-cell>
          <table:table-cell office:value-type="string" calcext:value-type="string">
            <text:p>Erweitern des Aufbaus der Initialpräsentation. Erstellen und Suchen von geigneten Grafiken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19.11.2015</text:p>
          </table:table-cell>
          <table:table-cell office:value-type="string" calcext:value-type="string">
            <text:p>Umsetzen der Initialpräsentation in Latex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20.11.2015</text:p>
          </table:table-cell>
          <table:table-cell office:value-type="string" calcext:value-type="string">
            <text:p>Umsetzen der Initialpräsentation in Latex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3.11.2015</text:p>
          </table:table-cell>
          <table:table-cell office:value-type="string" calcext:value-type="string">
            <text:p>Umbau der Präsentation auf das IGS Präsentationstemplate. Umsetzen der vorgeschlagenen Änderungen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5.11.2015</text:p>
          </table:table-cell>
          <table:table-cell office:value-type="string" calcext:value-type="string">
            <text:p>Meeting mit Prof. Harders</text:p>
            <text:p>Finalisieren der Initialpräsentati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9.12.2015</text:p>
          </table:table-cell>
          <table:table-cell office:value-type="string" calcext:value-type="string">
            <text:p>Recherche Diamond-Square-Algorithmu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0.12.2015</text:p>
          </table:table-cell>
          <table:table-cell office:value-type="string" calcext:value-type="string">
            <text:p>Implementierung des Diamond-Square-Algorithmus</text:p>
            <text:p>Project cleanup (Refactoring)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24.12.2015</text:p>
          </table:table-cell>
          <table:table-cell office:value-type="string" calcext:value-type="string">
            <text:p>Recherche Fault-Algorithmu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5.12.2015</text:p>
          </table:table-cell>
          <table:table-cell office:value-type="string" calcext:value-type="string">
            <text:p>Implementierung des Fault-Algorithmu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04.01.2016</text:p>
          </table:table-cell>
          <table:table-cell office:value-type="string" calcext:value-type="string">
            <text:p>Recherche RMP-Algorithmu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5.01.2016</text:p>
          </table:table-cell>
          <table:table-cell table:style-name="ce5" office:value-type="string" calcext:value-type="string">
            <text:p><text:span text:style-name="T2">Weitere Recherche RMP-Algorithmus</text:span></text:p>
            <text:p><text:span text:style-name="T2">Recherche Graphentheorie</text:span></text:p>
            <text:p><text:span text:style-name="T2">Erste Schritte zur Implementierung des RMP-Algorithmus (noch kein Resultat)</text:span>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06.01.2016</text:p>
          </table:table-cell>
          <table:table-cell office:value-type="string" calcext:value-type="string">
            <text:p>Weitere Recherche RMP-Algorithmus</text:p>
            <text:p>Weitere Recherche Graphentheorie</text:p>
            <text:p>Implementierung einer Graphdatenstruktur</text:p>
            <text:p>Implementierung des RMP-Algorithmus samt Zykluserkennung, Ray-Ray-Intersection und IsPointInPolygon Funktion.</text:p>
            <text:p>Resultat des RMP-Algorithmus sichtbar, aber soweit noch nicht zufriedenstellend.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07.01.2016</text:p>
          </table:table-cell>
          <table:table-cell office:value-type="string" calcext:value-type="string">
            <text:p>Code refactoring.</text:p>
            <text:p>Weitere Recherche in der Graphentheorie.</text:p>
            <text:p>Graph bugfixes. Neuimplementierung der Zykluserkennung. Finden der minimalen Zyklen im Graphen ist nun verlässlich möglich.</text:p>
            <text:p>RMP bugfixes. Neuimplementierung der Ray-Ray-Intersection. Kleine Änderungen an der IsPointInPolygon Funktion.</text:p>
            <text:p>Erstes zufriedenstellendes Resultat mit RMP.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09.02.2016</text:p>
          </table:table-cell>
          <table:table-cell office:value-type="string" calcext:value-type="string">
            <text:p>Recherche geologiebasierte Algorithmen (Erosion, tektonische Plattenbewegungen)</text:p>
            <text:p><text:span text:style-name="T3">Erneute Recherche über tektonische Plattenbewegungen → wenig vielversprechend</text:span></text:p>
            <text:p>Recherche Erosion (thermal, hydraulic) → sehr vielversprechend</text:p>
            <text:p>Schreiben des Berichts über geplante geologiebasierte Algorithmen (thermal and hydraulic erosion)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10.02.2016</text:p>
          </table:table-cell>
          <table:table-cell office:value-type="string" calcext:value-type="string">
            <text:p>Meeting mit Prof. Harders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11.02.2016 -</text:p>
            <text:p>16.02.2016</text:p>
          </table:table-cell>
          <table:table-cell office:value-type="string" calcext:value-type="string">
            <text:p>Implementieren einer Klasse Cone, die es mir ermöglicht willkürliche Kegel zu erstellen. Diese Kegel werden dann vom </text:p>
            <text:p>Voronoi-Algorithmus verwendet um das Diagramm mithilfe von Z-Buffering auf der GPU zu erstellen.</text:p>
            <text:p>Erstellen einer Klasse TextureManager die es mir ermöglicht Texturen zu laden.</text:p>
            <text:p>Erstellen einer Klasse Texture die alle Informationen über OpenGL Texturen beinhaltet.</text:p>
            <text:p>Erfolgreiches Laden von Texturen mit den GLSL Shadern.</text:p>
            <text:p>Implementieren von höhenabhängiger Texturplatzierung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office:value-type="string" calcext:value-type="string">
            <text:p>16.02.2016 -</text:p>
            <text:p>18.02.2016</text:p>
          </table:table-cell>
          <table:table-cell office:value-type="string" calcext:value-type="string">
            <text:p>Implementieren einer Klasse Cube, die es mir ermöglicht willkürliche Würfel zu erstellen.</text:p>
            <text:p>Implementieren einer Klasse Skybox, die alle nötigen Texturen lädt, ein neues ShaderProgram erstellt und dann die Skybox </text:p>
            <text:p>Zeichnet.</text:p>
            <text:p>Refactoring Skybox.</text:p>
            <text:p>Implementieren von Rotationsfunktionalität von Meshes.</text:p>
            <text:p>Implementieren einer Klasse Voronoi, die die Kegel erzeugt, und die per-pixel Informationen und color-checks verwaltet.</text:p>
            <text:p>Implementieren der VoronoiShader die die Kegel mit flat-shading darstellt.</text:p>
            <text:p>Erweitern des RMP Algorithmus damit nun auch die Voronoi-Diagramme verwendet werden.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office:value-type="string" calcext:value-type="string">
            <text:p>19.02.2016 -</text:p>
            <text:p>23.02.2016</text:p>
          </table:table-cell>
          <table:table-cell office:value-type="string" calcext:value-type="string">
            <text:p>Erweitern des Fragmentshaders um steigungsbasierte Texturenplatzierung zu ermöglichen.</text:p>
            <text:p>Implementierung von Nebeleffekt in der Ferne.</text:p>
            <text:p>Aufsplitten der Light Klasse in die Unterkategorien PointLight und DirectionalLight.</text:p>
            <text:p>Erweitern der Shader um ein realistischeres Lichtmodell zu ermöglichen.</text:p>
            <text:p>Das Licht kann nun mit Tastatureingabe gesteuert werden.</text:p>
            <text:p>Die Auswirkungen von spekularem Licht sind nun sichtbar.</text:p>
          </table:table-cell>
          <table:table-cell office:value-type="float" office:value="15" calcext:value-type="float">
            <text:p>15</text:p>
          </table:table-cell>
        </table:table-row>
        <table:table-row table:style-name="ro9">
          <table:table-cell office:value-type="string" calcext:value-type="string">
            <text:p>23.02.2016 -</text:p>
            <text:p>25.02.2016</text:p>
          </table:table-cell>
          <table:table-cell office:value-type="string" calcext:value-type="string">
            <text:p>Recherche über thermale und hydraulische Erosion.</text:p>
            <text:p>Implementierung von thermaler Erosion.</text:p>
            <text:p>Ermöglichen der Echtzeitvisualisierung von thermaler Erosion.</text:p>
            <text:p>Implementieren einer Wasserschicht mit Wellen (sinus und cosinus Wellen).</text:p>
            <text:p>Implementieren eines speziellen Blendings um das Wasser halbdurchsichtig erscheinen zu lassen.</text:p>
            <text:p>Erweitern der Texture Klasse um es zu ermöglichen willkürliche Slots für die Texturen zu wählen.</text:p>
            <text:p>Ändern der Art wie Texturen in OpenGL geladen werden.</text:p>
            <text:p>Implementieren der Texturanimation von Wasser.</text:p>
            <text:p>Fixen eines Bugs im Bezug auf Heightmap Texturekoordinaten um echte Seemless Texturen zu ermöglichen.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26.02.2016</text:p>
          </table:table-cell>
          <table:table-cell office:value-type="string" calcext:value-type="string">
            <text:p>Fixen eines ernsten memory leaks.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26.02.2016 -</text:p>
            <text:p>27.02.2016</text:p>
          </table:table-cell>
          <table:table-cell office:value-type="string" calcext:value-type="string">
            <text:p>Säubern des Fragmentshaders von unnötigen Uniforms.</text:p>
            <text:p>Refactoring/Optimierung von main.cpp</text:p>
            <text:p>Übersetzen des Java codes “OpenSimplexNoise” von Kurt Spencer nach C++.</text:p>
            <text:p>Erweitern des Realismus von Wasser mit OpenSimplexNoise.</text:p>
            <text:p>Ändern der Heightmap Klasse, sodass die Vertexkoordinaten nun immer im Bereich zwischen 0 und 1 liegen, egal wie hoch die </text:p>
            <text:p>Auflösung der Heightmap.</text:p>
            <text:p>Einige Änderungen in der Klasse Camera. Die Kamerageschwindigkeit kann nun dynamisch angepasst werden, da die </text:p>
            <text:p>Heightmap Koordinaten nun immer im Bereich zwischen 0 und 1 liegen.</text:p>
            <text:p>Änderungen in anderen Klassen wie RMP, Water aufgrund der Heightmapänderungen.</text:p>
            <text:p>Erweitern thermaler Erosion um Materialeigenschaften zu berücksichtigen. Stein ist hart, Sand ist weich.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28.02.2016 -</text:p>
            <text:p>01.03.2016</text:p>
          </table:table-cell>
          <table:table-cell office:value-type="string" calcext:value-type="string">
            <text:p>Erneute Recherche über thermische und hydraulische Erosion</text:p>
            <text:p>Implementierung hydraulischer Erosion.</text:p>
            <text:p>Neuimplementierung einiger Teile von thermaler Erosion um höheren Realismus zu erreichen.</text:p>
            <text:p>Weitere Änderungen im Bezug auf hydraulische Erosion.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02.03.2016</text:p>
          </table:table-cell>
          <table:table-cell office:value-type="string" calcext:value-type="string">
            <text:p>Implementierung von realistischen Wasserreflektionen und -verhalten. </text:p>
            <text:p>Skybox wird nun im Wasser reflektiert.</text:p>
            <text:p>Wassertransparenz ist nun abhängig vom Blickwinkel.</text:p>
            <text:p>Erweitern des ShaderManagers um Validierung zu einem späteren Zeitpunkt zu ermöglichen.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03.03.2016 -</text:p>
            <text:p>04.03.2016</text:p>
          </table:table-cell>
          <table:table-cell office:value-type="string" calcext:value-type="string">
            <text:p>Erweitern der Platzierung von Schnee. Platzierung hängt nun von der Höhe als auch der Steigung des Berges ab.</text:p>
            <text:p>Stein Texturen sind nun auch sichtbar oberhalb der Schneegrenze falls die Steigung hoch genug ist.</text:p>
            <text:p>Skalieren der Texturkoordinaten um mehr Texturdetails darzustellen (4 Tiles teilen dieselbe Textur).</text:p>
            <text:p>Fixen des Fault Algorithmus, dass auch dieser mit dem neuen Heightmap Format (Bereich zwischen 0 und 1) funktioniert.</text:p>
            <text:p>Fixen eines Bugs der immer dann auftrat wenn die Größe des GLFW Fensters verändert wurde.</text:p>
          </table:table-cell>
          <table:table-cell office:value-type="float" office:value="12" calcext:value-type="float">
            <text:p>12</text:p>
          </table:table-cell>
        </table:table-row>
        <table:table-row table:style-name="ro6">
          <table:table-cell office:value-type="string" calcext:value-type="string">
            <text:p>04.03.2016 -</text:p>
            <text:p>06.03.2016</text:p>
          </table:table-cell>
          <table:table-cell office:value-type="string" calcext:value-type="string">
            <text:p>Fixen eines Bugs des Voronoi Diagrams der dann auftrat wenn die Größe des GLFW Fensters verändert wurde.</text:p>
            <text:p>Implementieren einer Klasse Framebuffer, die es mir erlaubt verschiedene Framebuffer zu verwalten.</text:p>
            <text:p>Implementieren einer Klasse Quad, die es ermöglicht ein einzelnes Quad zu zeichen.</text:p>
            <text:p>Implementieren eines Bloomfilters, bestehend aus mehreren Shadern/Framebuffern, unter anderem Hochpassfilter, Gaussfilter.</text:p>
            <text:p><text:span text:style-name="T4">Implementieren realistischerer Wassereffekte.</text:span></text:p>
            <text:p><text:span text:style-name="T4">Verringerung des Effekts des Bloomfilters auf die Skybox.</text:span></text:p>
          </table:table-cell>
          <table:table-cell office:value-type="float" office:value="15" calcext:value-type="float">
            <text:p>15</text:p>
          </table:table-cell>
        </table:table-row>
        <table:table-row table:style-name="ro6">
          <table:table-cell office:value-type="string" calcext:value-type="string">
            <text:p>07.03.2016</text:p>
          </table:table-cell>
          <table:table-cell office:value-type="string" calcext:value-type="string">
            <text:p>Implementierung einer Klasse MousePicker, die es mir ermöglicht Heightmappositionen zu berechnen auf die der Mauszeiger </text:p>
            <text:p>zeigt.</text:p>
            <text:p>Hinzufügen mehrerer Parameter zum RMP Voronoi Algorithmus (Position der Spitze, Ausbreitung des Berges, Zuwachs pro </text:p>
            <text:p>Iteration).</text:p>
            <text:p>Hinzufügen weiterer Checks wenn Heightmap Bilder eingelesen werden.</text:p>
            <text:p>Fixen eines Memory Leaks, das das Erstellen von Voronoi Diagrammen, Kegel, und Meshes generell betraf. 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office:value-type="string" calcext:value-type="string">
            <text:p>07.03.2016 -</text:p>
            <text:p>09.03.2016</text:p>
          </table:table-cell>
          <table:table-cell office:value-type="string" calcext:value-type="string">
            <text:p>Großflächiges Code Refactoring.</text:p>
            <text:p>Wechsel von Material Pointers zu Material Objects um Speicherverwaltungsprobleme zu vermeiden. Die Mesh Klasse und alle </text:p>
            <text:p>Unterklassen waren von dieser Änderung betroffen.</text:p>
            <text:p>Implementieren einer Klasse Mouse um Informationen über den aktuellen Status der Mausbuttons zwischen zu speichern.</text:p>
            <text:p>Hinzufügen eines Destruktors bei der Klasse Framebuffer, sodass Objekte dieser Art ordentlich gelöscht werden sobald sie nicht </text:p>
            <text:p>mehr gebraucht werden.</text:p>
            <text:p>Setzen der Methode calculateNormals in der Klasse Mesh auf virtual, sodass diese Method von Subklassen überschrieben </text:p>
            <text:p>werden kann.</text:p>
            <text:p>Hinzufügen eines Attributs averageHeight zu Heightmap.</text:p>
            <text:p>Überschreiben der Methode calculateNormals, sodass diese Methode nun auch das Attribut averageHeight updatet.</text:p>
            <text:p>Wechsel von Heightmap pointers auf Heightmap objects um Speicherverwaltungsprobleme zu vermeiden.</text:p>
            <text:p>Mesh Transformationen und Rotationen werden nun mit einer Modelmatrix durchgeführt anstatt die Vertexe direkt zu verändern.</text:p>
            <text:p>Neuimplementierung der Voronoi Klasse.</text:p>
            <text:p>Voronoi generiert nun nicht mehr stratified Kegel. Die Kegel werden nun komplett zufällig platziert.</text:p>
            <text:p>Voronoi verwendet nun eine orthographische Projektion anstatt einer perspektiven.</text:p>
            <text:p>Fixen eines weiteren Bugs bei Voronoi Diagrammen der immer dan auftrat wenn die Fenstergröße verändert wurde.</text:p>
            <text:p>Hinzufügen der Funktionalität zum Erstellen von Screenshots von Voronoi Diagrammen um diesen Algorithmus leichter debuggen</text:p>
            <text:p>zu können.</text:p>
            <text:p>Refactoring des Voronoi codes.</text:p>
            <text:p>Updaten der Voronoishader damit sie mit den Änderungen im Code zusammenspielen.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10.03.2016</text:p>
          </table:table-cell>
          <table:table-cell office:value-type="string" calcext:value-type="string">
            <text:p>Recherche über ShallowWater Modelle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11.03.2016 -</text:p>
            <text:p>12.03.2016</text:p>
          </table:table-cell>
          <table:table-cell office:value-type="string" calcext:value-type="string">
            <text:p>Implementierung eines ShallowWater Modells um das realistische Fließen von Wasser auf der Oberfläche des Gebirges zu </text:p>
            <text:p>simulieren. Das Modell ist ein wenig langsam und es kann bei falsch gewählten Parametern zu Oszillationen kommen.</text:p>
            <text:p>Die Maus kann ab sofort frei bewegt werden solange die Ctrl-Taste gedrückt wird. Diese Änderung ermöglicht das prezise </text:p>
            <text:p>Anwenden des RMP Algorithmus.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13.03.2016 -</text:p>
            <text:p>14.03.2016</text:p>
          </table:table-cell>
          <table:table-cell office:value-type="string" calcext:value-type="string">
            <text:p>Fixen des ShallowWater Algorithmus, sodass bei Höhenänderungen des Wassers nicht direkt auf die Heightmap geschrieben </text:p>
            <text:p>wird, sondern zuerst auf eine temporäre Heightmap. Dies ermöglicht es Höhenänderungen der darunterliegenden Landschaft zu </text:p>
            <text:p>berücksichtigen.</text:p>
            <text:p>Die TemporaryHeightmap ist nun nicht mehr nur eine innere Klasse von HydraulicErosion, sondern eine eigenständige Klasse.</text:p>
            <text:p>Das aktuelle ShallowWater Modell ist langsam und unrealistisch. Deshalb wurde ein neues Modell adaptiert von einem </text:p>
            <text:p>physikalisch-gesehen realistischem Modell. Dieses Modell ist recht schnell. Das Modell ist aber nicht im Stande </text:p>
            <text:p>Höhenänderungen der Landschaft zu berücksichtigen und es kann sehr leicht zu Oszillationen kommen.</text:p>
            <text:p>Kleine Änderungen am Fragmentshader um Wasser transparenter erscheinen zu lassen.</text:p>
          </table:table-cell>
          <table:table-cell office:value-type="float" office:value="12" calcext:value-type="float">
            <text:p>12</text:p>
          </table:table-cell>
        </table:table-row>
        <table:table-row table:style-name="ro12">
          <table:table-cell office:value-type="string" calcext:value-type="string">
            <text:p>15.03.2016 - </text:p>
            <text:p>18.03.2016</text:p>
          </table:table-cell>
          <table:table-cell office:value-type="string" calcext:value-type="string">
            <text:p>Erneute Recherche über ShallowWater-Modelle</text:p>
            <text:p>Neuimplementierung des ShallowWater-Modells nach dem Paper “Fast Hydraulic Erosion Simulation and Visualization on </text:p>
            <text:p>GPU”.</text:p>
            <text:p>Die Implementierung wurde auf der CPU durchgeführt. Dieses Modell funktioniert zwar besser als das erste und ist ein wenig </text:p>
            <text:p>schneller, jedoch kann es leicht zu Oszillationen kommen und von Echtzeitausführung ist dieses Modell weit entfernt.</text:p>
            <text:p>Entfernen des physiknahem Modell, da es mir nicht möglich war dieses Modell so anzupassen, dass auch die darunterliegende </text:p>
            <text:p>Landschaft vom Modell berücksichtigt wird.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office:value-type="string" calcext:value-type="string">
            <text:p>19.03.16 - </text:p>
            <text:p>21.03.2016</text:p>
          </table:table-cell>
          <table:table-cell office:value-type="string" calcext:value-type="string">
            <text:p>Implementierung eines neuen ShallowWater-Modells nach Trevor Dixon. Dieses Modell ist viel schneller als alle vorherigen </text:p>
            <text:p>Modelle und kann mühelos auf der CPU ausgeführt werden.</text:p>
            <text:p>Regentropfen fallen gleichmäßig verteilt auf der ganzen Heightmap.</text:p>
            <text:p>Tropfenattribute wie z.B. Gewicht oder Radius können durch Parameter gesetzt werden.</text:p>
            <text:p>Im Moment wird vom ShallowWater-Modell die darunterliegende Landschaft noch nicht berücksichtigt.</text:p>
            <text:p>Einlesen in die ffmpeg Bibliothek.</text:p>
            <text:p>Implementierung einer Klasse Util, die es mir ermöglicht Screenshots (.png) und Videos (.mpg MPEG2 codec) zu erstellen.</text:p>
            <text:p>Ersetzen der Screenshotfunktionalität der Voronoi Klasse mit der von Util.</text:p>
          </table:table-cell>
          <table:table-cell office:value-type="float" office:value="15" calcext:value-type="float">
            <text:p>15</text:p>
          </table:table-cell>
        </table:table-row>
        <table:table-row table:style-name="ro5" table:number-rows-repeated="1048528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3:20:36.2536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5:08:47.002588000</meta:creation-date>
    <meta:generator>LibreOffice/4.2.8.2$MacOSX_x86 LibreOffice_project/48d50dbfc06349262c9d50868e5c1f630a573ebd</meta:generator>
    <dc:date>2016-03-23T20:00:09.379941000</dc:date>
    <meta:editing-duration>PT8H17M40S</meta:editing-duration>
    <meta:editing-cycles>94</meta:editing-cycles>
    <meta:document-statistic meta:table-count="1" meta:cell-count="141" meta:object-count="0"/>
  </office:meta>
</office:document-meta>
</file>